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obster Two" svg:font-family="'Lobster Two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akar" fo:font-weight="bold" officeooo:rsid="00200bbf" officeooo:paragraph-rsid="00200bb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&gt;&gt; a=[12,33,66,1,6,"bindu"]</text:p>
      <text:p text:style-name="Standard">&gt;&gt;&gt; a</text:p>
      <text:p text:style-name="Standard">[12, 33, 66, 1, 6, 'bindu']</text:p>
      <text:p text:style-name="Standard">&gt;&gt;&gt; a[0]</text:p>
      <text:p text:style-name="Standard">12</text:p>
      <text:p text:style-name="Standard">&gt;&gt;&gt; a.index("bindu")</text:p>
      <text:p text:style-name="Standard">5</text:p>
      <text:p text:style-name="Standard">&gt;&gt;&gt; a[5]</text:p>
      <text:p text:style-name="Standard">'bindu'</text:p>
      <text:p text:style-name="Standard">&gt;&gt;&gt; a[5]="bhavani"</text:p>
      <text:p text:style-name="Standard">&gt;&gt;&gt; a</text:p>
      <text:p text:style-name="Standard">[12, 33, 66, 1, 6, 'bhavani']</text:p>
      <text:p text:style-name="Standard">&gt;&gt;&gt; a[2:]</text:p>
      <text:p text:style-name="Standard">[66, 1, 6, 'bhavani']</text:p>
      <text:p text:style-name="Standard">&gt;&gt;&gt; a[1:2]</text:p>
      <text:p text:style-name="Standard">[33]</text:p>
      <text:p text:style-name="Standard">&gt;&gt;&gt; a[3:6]</text:p>
      <text:p text:style-name="Standard">[1, 6, 'bhavani']</text:p>
      <text:p text:style-name="Standard">&gt;&gt;&gt; b=[33,44,12,"bindu"]</text:p>
      <text:p text:style-name="Standard">&gt;&gt;&gt; b</text:p>
      <text:p text:style-name="Standard">[33, 44, 12, 'bindu']</text:p>
      <text:p text:style-name="Standard">&gt;&gt;&gt; a+b</text:p>
      <text:p text:style-name="Standard">[12, 33, 66, 1, 6, 'bhavani', 33, 44, 12, 'bindu']</text:p>
      <text:p text:style-name="Standard">&gt;&gt;&gt; a.extend(b)</text:p>
      <text:p text:style-name="Standard">&gt;&gt;&gt; a</text:p>
      <text:p text:style-name="Standard">[12, 33, 66, 1, 6, 'bhavani', 33, 44, 12, 'bindu']</text:p>
      <text:p text:style-name="Standard">&gt;&gt;&gt; a.extend(a)</text:p>
      <text:p text:style-name="Standard">&gt;&gt;&gt; a</text:p>
      <text:p text:style-name="Standard">[12, 33, 66, 1, 6, 'bhavani', 33, 44, 12, 'bindu', 12, 33, 66, 1, 6, 'bhavani', 33, 44, 12, 'bindu']</text:p>
      <text:p text:style-name="Standard">&gt;&gt;&gt; a*2</text:p>
      <text:p text:style-name="Standard">[12, 33, 66, 1, 6, 'bhavani', 33, 44, 12, 'bindu', 12, 33, 66, 1, 6, 'bhavani', 33, 44, 12, 'bindu', 12, 33, 66, 1, 6, 'bhavani', 33, 44, 12, 'bindu', 12, 33, 66, 1, 6, 'bhavani', 33, 44, 12, 'bindu']</text:p>
      <text:p text:style-name="Standard">&gt;&gt;&gt; b</text:p>
      <text:p text:style-name="Standard">[33, 44, 12, 'bindu']</text:p>
      <text:p text:style-name="Standard">&gt;&gt;&gt; del b[0]</text:p>
      <text:p text:style-name="Standard">&gt;&gt;&gt; b</text:p>
      <text:p text:style-name="Standard">[44, 12, 'bindu']</text:p>
      <text:p text:style-name="Standard">&gt;&gt;&gt; b.reverse()</text:p>
      <text:p text:style-name="Standard">&gt;&gt;&gt; b</text:p>
      <text:p text:style-name="Standard">['bindu', 12, 44]</text:p>
      <text:p text:style-name="Standard">&gt;&gt;&gt; c=(1,2,3,4,5)</text:p>
      <text:p text:style-name="Standard">&gt;&gt;&gt; c[3]</text:p>
      <text:p text:style-name="Standard">4</text:p>
      <text:p text:style-name="Standard">&gt;&gt;&gt; c[3]=5</text:p>
      <text:p text:style-name="Standard">Traceback (most recent call last):</text:p>
      <text:p text:style-name="Standard"><text:s text:c="2"/>File "&lt;pyshell#26&gt;", line 1, in &lt;module&gt;</text:p>
      <text:p text:style-name="Standard"><text:s text:c="4"/>c[3]=5</text:p>
      <text:p text:style-name="Standard">TypeError: 'tuple' object does not support item assignment</text:p>
      <text:p text:style-name="Standard">&gt;&gt;&gt; a={monkey:bayana,cat:milk}</text:p>
      <text:p text:style-name="Standard">Traceback (most recent call last):</text:p>
      <text:p text:style-name="Standard"><text:s text:c="2"/>File "&lt;pyshell#27&gt;", line 1, in &lt;module&gt;</text:p>
      <text:p text:style-name="Standard"><text:s text:c="4"/>a={monkey:bayana,cat:milk}</text:p>
      <text:p text:style-name="Standard">NameError: name 'monkey' is not defined</text:p>
      <text:p text:style-name="Standard">&gt;&gt;&gt; x=set([ 1,3,5,7])</text:p>
      <text:p text:style-name="Standard">&gt;&gt;&gt; y=set([2,4,6,8])</text:p>
      <text:p text:style-name="Standard"><text:soft-page-break/>&gt;&gt;&gt; x&amp;y</text:p>
      <text:p text:style-name="Standard">set()</text:p>
      <text:p text:style-name="Standard">&gt;&gt;&gt; x^y</text:p>
      <text:p text:style-name="Standard">{1, 2, 3, 4, 5, 6, 7, 8}</text:p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obster Two" svg:font-family="'Lobster Two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akar" fo:font-weight="bold" officeooo:rsid="00200bbf" officeooo:paragraph-rsid="00200b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ING WITH PYTHON EXERCISE <text:s text:c="22"/>BINDU.G(CL2) <text:s text:c="2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20:10.473906886</meta:creation-date>
    <meta:generator>LibreOffice/6.0.3.2$Linux_X86_64 LibreOffice_project/00m0$Build-2</meta:generator>
    <dc:date>2018-10-03T10:32:10.241563944</dc:date>
    <meta:editing-duration>PT33S</meta:editing-duration>
    <meta:editing-cycles>1</meta:editing-cycles>
    <meta:document-statistic meta:table-count="0" meta:image-count="0" meta:object-count="0" meta:page-count="2" meta:paragraph-count="60" meta:word-count="235" meta:character-count="1369" meta:non-whitespace-character-count="1129"/>
  </office:meta>
</office:document-meta>
</file>